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D000003001F75A3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dash" draw:stroke-dash="Fine_20_Dashed"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65cm" svg:x="1.001cm" svg:y="7.033cm">
          <draw:image xlink:href="Pictures/100002010000043D000003001F75A3C6.png" xlink:type="simple" xlink:show="embed" xlink:actuate="onLoad">
            <text:p/>
          </draw:image>
        </draw:frame>
        <draw:path draw:style-name="gr2" draw:text-style-name="P1" draw:layer="layout" svg:width="6.771cm" svg:height="14.871cm" draw:transform="rotate (1.45944432051766) translate (3.17653004191224cm 15.5321011630736cm)" svg:viewBox="0 0 6772 14872" svg:d="M1262 2805c195-65 407 139 551-176 89-196 366-118 555-138 693-76 492-507 456-849-23-213-271-305-270-541 1-190-38-384 13-571 49-184 52-416 285-508 248-98 379 159 380 338 1 195 25 384 27 586 3 201-46 366-11 572 32 187 8 379 44 566 36 189 133 362 175 550 42 184 129 398-30 574-133 147-282 404-144 587 126 166 171 361 158 553-15 203-160 372-144 587 14 194 88 374 156 553 79 206-2 418-24 629-26 251 257 327 448 274 184-51 426 6 555-138 166-186 415-146 540 53 142 227 419 24 579-83 163-109 391-152 564-63 299 155 4 477-144 587-161 119-383 82-577 101-207 21-377-140-587-143-219-4-366 194-589 180-204-12-411-45-603-122-204-83-382 119-578 102-197-16-399-99-595-48-193 50-362 177-568 198-195 19-403-81-590-11-255 97-32 446-39 670-8 245 254 346 347 550 89 196 16 388-31 574-53 206-68 398-10 591 56 185 325 327 217 585-105 251 260 394 452 462 188 67 438 44 594-123 146-158 310-333 527-382 192-44 427-62 579 68 208 179 442 17 576-121 144-149 398-317 567-197 226 159 443 187 639 100 187-82 369-131 558-119 246 15 365 291 417 504 51 208 40 428 72 638 30 201 9 410-85 600-69 136-430 497-483 111-27-193-26-392-65-583-42-202-104-428-272-559-183-143-399-277-659-287-247-10-371 194-536 307-207 142-431 13-633-43-204-57-376-207-597-238-222-31-332 169-555 139-238-33-405-321-635-234-223 84-358 356-389 595-28 205 4 424 88 618 82 190 264 331 236 582-26 235-115 432-135 661-21 229-116 444-173 667-50 191-136 427 48 603 153 146 250 336 312 573 71 275 408 36 563-63 169-108 388-172 599-85 237 96 364-208 558-291 184-79 372-153 568-178 181-24 521-105 517 189-4 225-124 454-294 604-157 138-371 199-583 236-199 35-391-8-588 9-210 17-431-248-602-104-186 157-380 142-565 216-248 99-494-139-424-390 54-195 74-391 125-585 70-271-196-428-393-450-201-23-398-69-599-86-199-17-414-24-586-144l-263 30-183 58-76 9">
          <text:p/>
        </draw:path>
        <draw:custom-shape draw:style-name="gr3" draw:text-style-name="P1" draw:layer="layout" svg:width="0.147cm" svg:height="0.153cm" draw:transform="rotate (-0.11711159280882) translate (6.059cm 14.332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0.180117978805816) translate (5.816cm 13.211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1.60343398380719) translate (4.197cm 13.161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0.304909020323409) translate (3.457cm 12.502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1.49609623480954) translate (5.102cm 12.403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1.96576433652121) translate (7.061cm 12.621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0.853116938374827) translate (9.842cm 12.6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0.940732466824942) translate (9.974cm 11.20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1.96663700114721) translate (10.297cm 9.99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2.89707202538539) translate (10.562cm 11.96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3.07160495058482) translate (10.434cm 14.46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1.78843888451859) translate (11.997cm 14.829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0.499164166070377) translate (13.746cm 14.41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0.521678913421107) translate (13.439cm 13.59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0.372278729450389) translate (13.587cm 12.51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0.693070245966947) translate (13.391cm 11.40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1.12277030780795) translate (13.809cm 9.981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2.41466302013415) translate (15.424cm 10.234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2.36719006447991) translate (14.13cm 10.984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2.67401894698051) translate (13.999cm 12.6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2.48866498041872) translate (13.468cm 14.272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1.52454510161704) translate (15.14cm 14.604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1.98932628142313) translate (16.669cm 15.143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0.156730566829089) translate (17.521cm 13.832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0.173834793498637) translate (17.244cm 12.825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1.97728350958437) translate (17.879cm 12.11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2.74924263774147) translate (18.22cm 13.839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2.74924263774147) translate (18.209cm 15.112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2.26700816541544) translate (16.903cm 15.123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2.8927087022554) translate (16.603cm 15.99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1" draw:layer="layout" svg:width="0.147cm" svg:height="0.153cm" draw:transform="rotate (-2.99952285247745) translate (16.462cm 16.936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3T14:32:05.056599976</dc:date>
    <meta:generator>LibreOffice/4.2.8.2$Linux_X86_64 LibreOffice_project/420m0$Build-2</meta:generator>
    <meta:editing-duration>PT19M3S</meta:editing-duration>
    <meta:editing-cycles>20</meta:editing-cycles>
    <meta:document-statistic meta:object-count="33"/>
  </office:meta>
</office:document-meta>
</file>